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79cm"/>
    </style:style>
    <style:style style:name="co3" style:family="table-column">
      <style:table-column-properties fo:break-before="auto" style:column-width="5.749cm"/>
    </style:style>
    <style:style style:name="co7" style:family="table-column">
      <style:table-column-properties fo:break-before="auto" style:column-width="5.473cm"/>
    </style:style>
    <style:style style:name="co8" style:family="table-column">
      <style:table-column-properties fo:break-before="auto" style:column-width="5.528cm"/>
    </style:style>
    <style:style style:name="co6" style:family="table-column">
      <style:table-column-properties fo:break-before="auto" style:column-width="4.588cm"/>
    </style:style>
    <style:style style:name="co9" style:family="table-column">
      <style:table-column-properties fo:break-before="auto" style:column-width="4.202cm"/>
    </style:style>
    <style:style style:name="co10" style:family="table-column">
      <style:table-column-properties fo:break-before="auto" style:column-width="3.45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947cm" fo:break-before="auto" style:use-optimal-row-height="false"/>
    </style:style>
    <style:style style:name="ro6" style:family="table-row">
      <style:table-row-properties style:row-height="2.237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aim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4" table:default-cell-style-name="Default"/>
        <table:table-row table:style-name="ro5">
          <table:table-cell/>
          <table:table-cell table:style-name="ce2" office:value-type="string">
            <text:p>COMMANDS.AIML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command in upper </text:p>
          </table:table-cell>
          <table:table-cell/>
          <table:table-cell office:value-type="string">
            <text:p>arqs</text:p>
          </table:table-cell>
          <table:table-cell table:number-columns-repeated="2"/>
          <table:table-cell office:value-type="string">
            <text:p>copy this</text:p>
          </table:table-cell>
        </table:table-row>
        <table:table-row table:style-name="ro3">
          <table:table-cell office:value-type="string">
            <text:p>&lt;category&gt;</text:p>
            <text:p>&lt;pattern&gt;</text:p>
          </table:table-cell>
          <table:table-cell office:value-type="string">
            <text:p>GO TO THE KITCHEN</text:p>
          </table:table-cell>
          <table:table-cell office:value-type="string">
            <text:p>&lt;/pattern&gt;</text:p>
            <text:p>&lt;template&gt;</text:p>
            <text:p>&lt;system&gt;python /home/peter/catkin_hydro/src/robbie_ros/robbie_speech/nodes/move.py </text:p>
          </table:table-cell>
          <table:table-cell office:value-type="string">
            <text:p>kitchen</text:p>
          </table:table-cell>
          <table:table-cell office:value-type="string">
            <text:p>&lt;/system&gt;</text:p>
            <text:p>&lt;/template&gt;</text:p>
            <text:p>&lt;/category&gt;</text:p>
            <text:p/>
            <text:p/>
          </table:table-cell>
          <table:table-cell/>
          <table:table-cell table:formula="of:=[.A3]&amp;[.B3]&amp;[.C3]&amp;[.D3]&amp;[.E3]" office:value-type="string" office:string-value="&lt;category&gt;&#10;&lt;pattern&gt;GO TO THE KITCHEN&lt;/pattern&gt;&#10;&lt;template&gt;&#10;&lt;system&gt;python /home/peter/catkin_hydro/src/robbie_ros/robbie_speech/nodes/move.py kitchen&lt;/system&gt;&#10;&lt;/template&gt;&#10;&lt;/category&gt;&#10;&#10;">
            <text:p>&lt;category&gt;<text:line-break/>&lt;pattern&gt;GO TO THE KITCHEN&lt;/pattern&gt;<text:line-break/>&lt;template&gt;<text:line-break/>&lt;system&gt;python /home/peter/catkin_hydro/src/robbie_ros/robbie_speech/nodes/move.py kitchen&lt;/system&gt;<text:line-break/>&lt;/template&gt;<text:line-break/>&lt;/category&gt;<text:line-break/><text:line-break/></text:p>
          </table:table-cell>
        </table:table-row>
        <table:table-row table:style-name="ro1" table:number-rows-repeated="104857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rai" table:style-name="ta1">
        <table:table-column table:style-name="co1" table:default-cell-style-name="Default"/>
        <table:table-column table:style-name="co6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row table:style-name="ro6">
          <table:table-cell/>
          <table:table-cell table:style-name="ce2" office:value-type="string">
            <text:p>FIRSTTRY.AIML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copy this</text:p>
          </table:table-cell>
        </table:table-row>
        <table:table-row table:style-name="ro7">
          <table:table-cell office:value-type="string">
            <text:p>&lt;category&gt;</text:p>
          </table:table-cell>
          <table:table-cell office:value-type="string">
            <text:p>&lt;pattern&gt;</text:p>
          </table:table-cell>
          <table:table-cell office:value-type="string">
            <text:p>TURN RIGHT</text:p>
          </table:table-cell>
          <table:table-cell office:value-type="string">
            <text:p>&lt;/pattern&gt;</text:p>
          </table:table-cell>
          <table:table-cell office:value-type="string">
            <text:p>&lt;template&gt;&lt;srai&gt;</text:p>
          </table:table-cell>
          <table:table-cell office:value-type="string">
            <text:p>TURN RIGHT</text:p>
          </table:table-cell>
          <table:table-cell office:value-type="string">
            <text:p>&lt;/srai&gt;&lt;/template&gt;</text:p>
            <text:p>&lt;/category&gt;</text:p>
          </table:table-cell>
          <table:table-cell/>
          <table:table-cell table:formula="of:=[.A3]&amp;[.B3]&amp;[.C3]&amp;[.D3]&amp;[.E3]&amp;[.F3]&amp;[.G3]" office:value-type="string" office:string-value="&lt;category&gt;&lt;pattern&gt;TURN RIGHT&lt;/pattern&gt;&lt;template&gt;&lt;srai&gt;TURN RIGHT&lt;/srai&gt;&lt;/template&gt;&#10;&lt;/category&gt;">
            <text:p>&lt;category&gt;&lt;pattern&gt;TURN RIGHT&lt;/pattern&gt;&lt;template&gt;&lt;srai&gt;TURN RIGHT&lt;/srai&gt;&lt;/template&gt;<text:line-break/>&lt;/category&gt;</text:p>
          </table:table-cell>
        </table:table-row>
        <table:table-row table:style-name="ro4" table:number-rows-repeated="2">
          <table:table-cell table:number-columns-repeated="9"/>
        </table:table-row>
        <table:table-row table:style-name="ro8">
          <table:table-cell office:value-type="string">
            <text:p>&lt;category&gt;</text:p>
            <text:p><text:s text:c="8"/>&lt;pattern&gt;</text:p>
          </table:table-cell>
          <table:table-cell office:value-type="string">
            <text:p>GO STRAIGHT</text:p>
          </table:table-cell>
          <table:table-cell office:value-type="string">
            <text:p>&lt;/pattern&gt;</text:p>
            <text:p><text:tab/>&lt;template&gt;&lt;srai&gt;</text:p>
          </table:table-cell>
          <table:table-cell office:value-type="string">
            <text:p>MOVE FOWARD</text:p>
          </table:table-cell>
          <table:table-cell office:value-type="string">
            <text:p>&lt;/srai&gt;&lt;/template&gt;</text:p>
            <text:p>&lt;/category&gt;</text:p>
          </table:table-cell>
          <table:table-cell/>
          <table:table-cell table:formula="of:=[.A6]&amp;[.B6]&amp;[.C6]&amp;[.D6]&amp;[.E6]" office:value-type="string" office:string-value="&lt;category&gt;&#10;        &lt;pattern&gt;GO STRAIGHT&lt;/pattern&gt;&#10;&#9;&lt;template&gt;&lt;srai&gt;MOVE FOWARD&lt;/srai&gt;&lt;/template&gt;&#10;&lt;/category&gt;">
            <text:p>&lt;category&gt;<text:line-break/> <text:s text:c="7"/>&lt;pattern&gt;GO STRAIGHT&lt;/pattern&gt;<text:line-break/><text:tab/>&lt;template&gt;&lt;srai&gt;MOVE FOWARD&lt;/srai&gt;&lt;/template&gt;<text:line-break/>&lt;/category&gt;</text:p>
          </table:table-cell>
          <table:table-cell table:number-columns-repeated="2"/>
        </table:table-row>
      </table:table>
      <table:table table:name="Sheet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office:value-type="string">
            <text:p>command in upper </text:p>
          </table:table-cell>
          <table:table-cell/>
          <table:table-cell office:value-type="string">
            <text:p>arqs</text:p>
          </table:table-cell>
          <table:table-cell table:number-columns-repeated="2"/>
          <table:table-cell office:value-type="string">
            <text:p>copy this</text:p>
          </table:table-cell>
        </table:table-row>
        <table:table-row table:style-name="ro3">
          <table:table-cell office:value-type="string">
            <text:p>&lt;category&gt;</text:p>
            <text:p>&lt;pattern&gt;</text:p>
          </table:table-cell>
          <table:table-cell office:value-type="string">
            <text:p>command</text:p>
          </table:table-cell>
          <table:table-cell office:value-type="string">
            <text:p>&lt;/pattern&gt;</text:p>
            <text:p>&lt;template&gt;</text:p>
            <text:p>&lt;system&gt;python /home/peter/catkin_hydro/src/robbie_ros/robbie_speech/nodes/move.py </text:p>
          </table:table-cell>
          <table:table-cell office:value-type="string">
            <text:p>move right</text:p>
          </table:table-cell>
          <table:table-cell office:value-type="string">
            <text:p>&lt;/system&gt;</text:p>
            <text:p>&lt;/template&gt;</text:p>
            <text:p>&lt;/category&gt;</text:p>
            <text:p/>
            <text:p/>
          </table:table-cell>
          <table:table-cell/>
          <table:table-cell table:formula="of:=[.A3]&amp;[.B3]&amp;[.C3]&amp;[.D3]&amp;[.E3]" office:value-type="string" office:string-value="&lt;category&gt;&#10;&lt;pattern&gt;command&lt;/pattern&gt;&#10;&lt;template&gt;&#10;&lt;system&gt;python /home/peter/catkin_hydro/src/robbie_ros/robbie_speech/nodes/move.py move right&lt;/system&gt;&#10;&lt;/template&gt;&#10;&lt;/category&gt;&#10;&#10;">
            <text:p>&lt;category&gt;<text:line-break/>&lt;pattern&gt;command&lt;/pattern&gt;<text:line-break/>&lt;template&gt;<text:line-break/>&lt;system&gt;python /home/peter/catkin_hydro/src/robbie_ros/robbie_speech/nodes/move.py move right&lt;/system&gt;<text:line-break/>&lt;/template&gt;<text:line-break/>&lt;/category&gt;<text:line-break/><text:line-break/></text:p>
          </table:table-cell>
        </table:table-row>
        <table:table-row table:style-name="ro1" table:number-rows-repeated="104857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4" table:style-name="ta1"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row table:style-name="ro4" table:number-rows-repeated="3">
          <table:table-cell table:number-columns-repeated="5"/>
        </table:table-row>
        <table:table-row table:style-name="ro2">
          <table:table-cell office:value-type="string">
            <text:p>favoriteactor</text:p>
          </table:table-cell>
          <table:table-cell office:value-type="string">
            <text:p>who</text:p>
          </table:table-cell>
          <table:table-cell/>
          <table:table-cell office:value-type="string">
            <text:p>favoriteactor</text:p>
          </table:table-cell>
          <table:table-cell office:value-type="string">
            <text:p>who</text:p>
          </table:table-cell>
        </table:table-row>
        <table:table-row table:style-name="ro2">
          <table:table-cell office:value-type="string">
            <text:p>favoriteactress</text:p>
          </table:table-cell>
          <table:table-cell office:value-type="string">
            <text:p>who</text:p>
          </table:table-cell>
          <table:table-cell/>
          <table:table-cell office:value-type="string">
            <text:p>favoriteactress</text:p>
          </table:table-cell>
          <table:table-cell office:value-type="string">
            <text:p>who</text:p>
          </table:table-cell>
        </table:table-row>
        <table:table-row table:style-name="ro2">
          <table:table-cell office:value-type="string">
            <text:p>favoriteband</text:p>
          </table:table-cell>
          <table:table-cell office:value-type="string">
            <text:p>who</text:p>
          </table:table-cell>
          <table:table-cell/>
          <table:table-cell office:value-type="string">
            <text:p>favoriteband</text:p>
          </table:table-cell>
          <table:table-cell office:value-type="string">
            <text:p>who</text:p>
          </table:table-cell>
        </table:table-row>
        <table:table-row table:style-name="ro2">
          <table:table-cell office:value-type="string">
            <text:p>favoritebook</text:p>
          </table:table-cell>
          <table:table-cell office:value-type="string">
            <text:p>what</text:p>
          </table:table-cell>
          <table:table-cell/>
          <table:table-cell office:value-type="string">
            <text:p>favoritebook</text:p>
          </table:table-cell>
          <table:table-cell office:value-type="string">
            <text:p>what</text:p>
          </table:table-cell>
        </table:table-row>
        <table:table-row table:style-name="ro2">
          <table:table-cell office:value-type="string">
            <text:p>favoritecar</text:p>
          </table:table-cell>
          <table:table-cell office:value-type="string">
            <text:p>what</text:p>
          </table:table-cell>
          <table:table-cell/>
          <table:table-cell office:value-type="string">
            <text:p>favoritecar</text:p>
          </table:table-cell>
          <table:table-cell office:value-type="string">
            <text:p>what</text:p>
          </table:table-cell>
        </table:table-row>
        <table:table-row table:style-name="ro2">
          <table:table-cell office:value-type="string">
            <text:p>favoritecolor</text:p>
          </table:table-cell>
          <table:table-cell office:value-type="string">
            <text:p>what</text:p>
          </table:table-cell>
          <table:table-cell/>
          <table:table-cell office:value-type="string">
            <text:p>favoritecolor</text:p>
          </table:table-cell>
          <table:table-cell office:value-type="string">
            <text:p>what</text:p>
          </table:table-cell>
        </table:table-row>
        <table:table-row table:style-name="ro2">
          <table:table-cell office:value-type="string">
            <text:p>favoritedrink</text:p>
          </table:table-cell>
          <table:table-cell office:value-type="string">
            <text:p>what</text:p>
          </table:table-cell>
          <table:table-cell/>
          <table:table-cell office:value-type="string">
            <text:p>favoritedrink</text:p>
          </table:table-cell>
          <table:table-cell office:value-type="string">
            <text:p>what</text:p>
          </table:table-cell>
        </table:table-row>
        <table:table-row table:style-name="ro2">
          <table:table-cell office:value-type="string">
            <text:p>favoritefood</text:p>
          </table:table-cell>
          <table:table-cell office:value-type="string">
            <text:p>what</text:p>
          </table:table-cell>
          <table:table-cell/>
          <table:table-cell office:value-type="string">
            <text:p>favoritefood</text:p>
          </table:table-cell>
          <table:table-cell office:value-type="string">
            <text:p>what</text:p>
          </table:table-cell>
        </table:table-row>
        <table:table-row table:style-name="ro2">
          <table:table-cell office:value-type="string">
            <text:p>favoriteicecream</text:p>
          </table:table-cell>
          <table:table-cell office:value-type="string">
            <text:p>what</text:p>
          </table:table-cell>
          <table:table-cell/>
          <table:table-cell office:value-type="string">
            <text:p>favoriteicecream</text:p>
          </table:table-cell>
          <table:table-cell office:value-type="string">
            <text:p>what</text:p>
          </table:table-cell>
        </table:table-row>
        <table:table-row table:style-name="ro2">
          <table:table-cell office:value-type="string">
            <text:p>favoritemovie</text:p>
          </table:table-cell>
          <table:table-cell office:value-type="string">
            <text:p>what</text:p>
          </table:table-cell>
          <table:table-cell/>
          <table:table-cell office:value-type="string">
            <text:p>favoritemovie</text:p>
          </table:table-cell>
          <table:table-cell office:value-type="string">
            <text:p>what</text:p>
          </table:table-cell>
        </table:table-row>
        <table:table-row table:style-name="ro2">
          <table:table-cell office:value-type="string">
            <text:p>favoritesong</text:p>
          </table:table-cell>
          <table:table-cell office:value-type="string">
            <text:p>what</text:p>
          </table:table-cell>
          <table:table-cell/>
          <table:table-cell office:value-type="string">
            <text:p>favoritesong</text:p>
          </table:table-cell>
          <table:table-cell office:value-type="string">
            <text:p>what</text:p>
          </table:table-cell>
        </table:table-row>
        <table:table-row table:style-name="ro2">
          <table:table-cell office:value-type="string">
            <text:p>favoritesport</text:p>
          </table:table-cell>
          <table:table-cell office:value-type="string">
            <text:p>what</text:p>
          </table:table-cell>
          <table:table-cell/>
          <table:table-cell office:value-type="string">
            <text:p>favoritesport</text:p>
          </table:table-cell>
          <table:table-cell office:value-type="string">
            <text:p>what</text:p>
          </table:table-cell>
        </table:table-row>
        <table:table-row table:style-name="ro2">
          <table:table-cell office:value-type="string">
            <text:p>favoritetvshow</text:p>
          </table:table-cell>
          <table:table-cell office:value-type="string">
            <text:p>what</text:p>
          </table:table-cell>
          <table:table-cell/>
          <table:table-cell office:value-type="string">
            <text:p>favoritetvshow</text:p>
          </table:table-cell>
          <table:table-cell office:value-type="string">
            <text:p>wha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</meta:initial-creator>
    <meta:creation-date>2015-09-13T14:52:27</meta:creation-date>
    <dc:date>2015-09-17T23:06:53</dc:date>
    <dc:creator>peter </dc:creator>
    <meta:editing-duration>PT18H26M50S</meta:editing-duration>
    <meta:editing-cycles>7</meta:editing-cycles>
    <meta:generator>LibreOffice/3.5$Linux_X86_64 LibreOffice_project/350m1$Build-2</meta:generator>
    <meta:document-statistic meta:table-count="4" meta:cell-count="87" meta:object-count="0"/>
  </office:meta>
</office:document-meta>
</file>